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116" calcext:value-type="float">
            <text:p>2.8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5736" calcext:value-type="float">
            <text:p>3.4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276" calcext:value-type="float">
            <text:p>3.3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3" calcext:value-type="float">
            <text:p>3.1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628" calcext:value-type="float">
            <text:p>3.1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024" calcext:value-type="float">
            <text:p>2.9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824" calcext:value-type="float">
            <text:p>3.0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764" calcext:value-type="float">
            <text:p>3.0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182" calcext:value-type="float">
            <text:p>3.1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428" calcext:value-type="float">
            <text:p>3.0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34" calcext:value-type="float">
            <text:p>3.1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3" calcext:value-type="float">
            <text:p>3.1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484" calcext:value-type="float">
            <text:p>3.1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24" calcext:value-type="float">
            <text:p>3.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7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8" meta:object-count="0"/>
    <meta:user-defined meta:name="AppVersion">3.0</meta:user-defined>
  </office:meta>
</office:document-meta>
</file>